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273cm" fo:min-width="1.5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00a933" draw:textarea-horizontal-align="justify" draw:textarea-vertical-align="middle" draw:auto-grow-height="false" fo:min-height="1.23cm" fo:min-width="0.849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9cm" fo:min-width="0.609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228cm" fo:min-width="1.71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273cm" fo:min-width="1.5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876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273cm" fo:min-width="1.5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228cm" fo:min-width="1.71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626cm" fo:min-width="0.87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9cm" fo:min-width="0.79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228cm" fo:min-width="1.71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228cm" fo:min-width="1.71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9cm" fo:min-width="0.89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1.63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626cm" fo:min-width="1.7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228cm" fo:min-width="1.71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28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228cm" fo:min-width="1.71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574cm" fo:min-width="1.063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626cm" fo:min-width="1.08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9cm" fo:min-width="0.89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489cm" fo:min-width="3.0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5983b0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00a933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e16173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loext:opacity="100%" fo:font-size="9pt" fo:language="en" fo:country="GB" style:font-name-asian="Microsoft YaHei" style:font-size-asian="9pt" style:font-name-complex="Mangal" style:font-size-complex="9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7pt" fo:language="en" fo:country="GB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volené">
        <draw:g draw:style-name="gr1">
          <draw:custom-shape draw:name="Start-End" draw:style-name="gr2" draw:text-style-name="P2" xml:id="id1" draw:id="id1" draw:layer="layout" svg:width="2.217cm" svg:height="0.739cm" svg:x="2.328cm" svg:y="0.696cm">
            <text:p text:style-name="P1"><text:span text:style-name="T1">Start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name="Data" draw:style-name="gr3" draw:text-style-name="P3" xml:id="id2" draw:id="id2" draw:layer="layout" svg:width="2.217cm" svg:height="1.479cm" svg:x="2.111cm" svg:y="2.435cm">
            <text:p text:style-name="P1"><text:span text:style-name="T1">Read </text:span></text:p>
            <text:p text:style-name="P1"><text:span text:style-name="T1">names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name="Transfer 1" draw:style-name="gr4" draw:text-style-name="P5" draw:layer="layout" svg:width="1.459cm" svg:height="1.465cm" svg:x="4.619cm" svg:y="4.685cm">
            <text:p text:style-name="P4"><text:span text:style-name="T2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Decision 2" draw:style-name="gr5" draw:text-style-name="P7" xml:id="id3" draw:id="id3" draw:layer="layout" svg:width="2.587cm" svg:height="1.478cm" svg:x="1.991cm" svg:y="4.685cm">
            <text:p text:style-name="P6"><text:span text:style-name="T1">Is names list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Transfer 5" draw:style-name="gr6" draw:text-style-name="P5" draw:layer="layout" svg:width="1.458cm" svg:height="1.465cm" draw:transform="rotate (1.5707963267949) translate (2.573cm 7.621cm)">
            <text:p text:style-name="P4"><text:span text:style-name="T2">YES</text:span></text:p>
            <draw:enhanced-geometry svg:viewBox="0 0 21600 21600" draw:mirror-horizontal="true" draw:mirror-vertical="tru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Process 4" draw:style-name="gr7" draw:text-style-name="P9" xml:id="id4" draw:id="id4" draw:layer="layout" svg:width="2.217cm" svg:height="1.478cm" svg:x="2.205cm" svg:y="7.654cm">
            <text:p text:style-name="P8"><text:span text:style-name="T1">Set output </text:span></text:p>
            <text:p text:style-name="P8"><text:span text:style-name="T1">to empty lis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name="Connector" draw:style-name="gr8" draw:text-style-name="P10" draw:layer="layout" draw:line-skew="-0.499cm" svg:x1="3.437cm" svg:y1="1.435cm" svg:x2="3.441cm" svg:y2="2.435cm" draw:start-shape="id1" draw:start-glue-point="6" draw:end-shape="id2" draw:end-glue-point="4" svg:d="M3437 1435h4v1000" svg:viewBox="0 0 5 1001">
            <text:p/>
          </draw:connector>
          <draw:connector draw:name="Connector 1" draw:style-name="gr9" draw:text-style-name="P10" draw:layer="layout" draw:line-skew="-0.386cm" svg:x1="3.22cm" svg:y1="3.914cm" svg:x2="3.285cm" svg:y2="4.685cm" draw:start-shape="id2" draw:start-glue-point="8" draw:end-shape="id3" draw:end-glue-point="4" svg:d="M3220 3914h65v771" svg:viewBox="0 0 66 772">
            <text:p/>
          </draw:connector>
          <draw:custom-shape draw:name="Start-End 1" draw:style-name="gr10" draw:text-style-name="P2" draw:layer="layout" svg:width="2.217cm" svg:height="0.739cm" svg:x="6.111cm" svg:y="5.07cm">
            <text:p text:style-name="P1"><text:span text:style-name="T1">Return “error”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name="Decision 1" draw:style-name="gr11" draw:text-style-name="P12" xml:id="id5" draw:id="id5" draw:layer="layout" svg:width="3cm" svg:height="2.25cm" svg:x="1.828cm" svg:y="10.293cm">
            <text:p text:style-name="P11"><text:span text:style-name="T3">Is element</text:span><text:span text:style-name="T3"><text:line-break/></text:span><text:span text:style-name="T3">in length of </text:span><text:span text:style-name="T3"><text:line-break/></text:span><text:span text:style-name="T3">names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onnector draw:name="Connector 2" draw:style-name="gr12" draw:text-style-name="P10" draw:layer="layout" draw:line-skew="-0.581cm" svg:x1="3.314cm" svg:y1="9.132cm" svg:x2="3.328cm" svg:y2="10.293cm" draw:start-shape="id4" draw:start-glue-point="6" draw:end-shape="id5" draw:end-glue-point="4" svg:d="M3314 9132h14v1161" svg:viewBox="0 0 15 1162">
            <text:p/>
          </draw:connector>
          <draw:custom-shape draw:name="Transfer 2" draw:style-name="gr13" draw:text-style-name="P5" draw:layer="layout" svg:width="1.458cm" svg:height="1.465cm" draw:transform="rotate (1.5707963267949) translate (6.731cm 17.659cm)">
            <text:p text:style-name="P4"><text:span text:style-name="T2">YES</text:span></text:p>
            <draw:enhanced-geometry svg:viewBox="0 0 21600 21600" draw:mirror-horizontal="true" draw:mirror-vertical="tru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Transfer 3" draw:style-name="gr14" draw:text-style-name="P5" draw:layer="layout" svg:width="1.459cm" svg:height="1.465cm" svg:x="4.828cm" svg:y="10.685cm">
            <text:p text:style-name="P4"><text:span text:style-name="T2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Start-End 2" draw:style-name="gr15" draw:text-style-name="P2" draw:layer="layout" svg:width="2.217cm" svg:height="0.739cm" svg:x="2.237cm" svg:y="14.026cm">
            <text:p text:style-name="P1"><text:span text:style-name="T1">Return output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name="Process 1" draw:style-name="gr16" draw:text-style-name="P9" xml:id="id6" draw:id="id6" draw:layer="layout" svg:width="2.217cm" svg:height="1.478cm" svg:x="6.287cm" svg:y="10.696cm">
            <text:p text:style-name="P8"><text:span text:style-name="T1">Set last as the </text:span></text:p>
            <text:p text:style-name="P8"><text:span text:style-name="T1">first element </text:span></text:p>
            <text:p text:style-name="P8"><text:span text:style-name="T1">in names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name="Connector 3" draw:style-name="gr17" draw:text-style-name="P10" draw:layer="layout" draw:line-skew="-1.137cm" svg:x1="7.396cm" svg:y1="12.174cm" svg:x2="7.453cm" svg:y2="14.446cm" draw:start-shape="id6" draw:start-glue-point="6" draw:end-shape="id7" draw:end-glue-point="4" svg:d="M7396 12174h57v2272" svg:viewBox="0 0 58 2273">
            <text:p/>
          </draw:connector>
          <draw:custom-shape draw:name="Decision 3" draw:style-name="gr18" draw:text-style-name="P12" xml:id="id7" draw:id="id7" draw:layer="layout" svg:width="2.75cm" svg:height="1.75cm" svg:x="6.078cm" svg:y="14.446cm">
            <text:p text:style-name="P11"><text:span text:style-name="T3">Is element</text:span><text:span text:style-name="T3"><text:line-break/></text:span><text:span text:style-name="T3">in names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Decision 4" draw:style-name="gr19" draw:text-style-name="P12" draw:layer="layout" svg:width="2.587cm" svg:height="1.478cm" svg:x="1.991cm" svg:y="4.686cm">
            <text:p><text:span text:style-name="T3">Is </text:span><text:span text:style-name="T4">names</text:span><text:span text:style-name="T3"> list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Transfer 4" draw:style-name="gr20" draw:text-style-name="P5" draw:layer="layout" svg:width="1.458cm" svg:height="1.465cm" draw:transform="rotate (1.5707963267949) translate (2.608cm 14.001cm)">
            <text:p text:style-name="P4"><text:span text:style-name="T2">YES</text:span></text:p>
            <draw:enhanced-geometry svg:viewBox="0 0 21600 21600" draw:mirror-horizontal="true" draw:mirror-vertical="tru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Transfer 6" draw:style-name="gr21" draw:text-style-name="P5" draw:layer="layout" svg:width="1.459cm" svg:height="1.465cm" svg:x="8.828cm" svg:y="14.59cm">
            <text:p text:style-name="P4"><text:span text:style-name="T2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Process 2" draw:style-name="gr22" draw:text-style-name="P9" xml:id="id8" draw:id="id8" draw:layer="layout" svg:width="2.217cm" svg:height="1.478cm" svg:x="10.328cm" svg:y="14.59cm">
            <text:p text:style-name="P8"><text:span text:style-name="T1">Remove the </text:span></text:p>
            <text:p text:style-name="P8"><text:span text:style-name="T1">alphabetically </text:span></text:p>
            <text:p text:style-name="P8"><text:span text:style-name="T1">last element </text:span></text:p>
            <text:p text:style-name="P8"><text:span text:style-name="T1">from names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name="Connector 4" draw:style-name="gr23" draw:text-style-name="P10" draw:layer="layout" svg:x1="11.437cm" svg:y1="16.068cm" svg:x2="11.437cm" svg:y2="16.841cm" draw:start-shape="id8" draw:start-glue-point="6" draw:end-shape="id9" draw:end-glue-point="4" svg:d="M11437 16068v773" svg:viewBox="0 0 1 774">
            <text:p/>
          </draw:connector>
          <draw:custom-shape draw:name="Process 3" draw:style-name="gr24" draw:text-style-name="P9" xml:id="id9" draw:id="id9" draw:layer="layout" svg:width="2.217cm" svg:height="1.478cm" svg:x="10.328cm" svg:y="16.841cm">
            <text:p text:style-name="P8"><text:span text:style-name="T1">Remove the </text:span></text:p>
            <text:p text:style-name="P8"><text:span text:style-name="T1">alphabetically </text:span></text:p>
            <text:p text:style-name="P8"><text:span text:style-name="T1">last element </text:span></text:p>
            <text:p text:style-name="P8"><text:span text:style-name="T1">from names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name="Connector 5" draw:style-name="gr25" draw:text-style-name="P10" draw:layer="layout" draw:line-skew="0.773cm 8.799cm -0.339cm" svg:x1="11.437cm" svg:y1="18.319cm" svg:x2="3.328cm" svg:y2="10.293cm" draw:start-shape="id9" draw:start-glue-point="6" draw:end-shape="id5" draw:end-glue-point="4" svg:d="M11437 18319v1039h4940v-9669h-13049v604" svg:viewBox="0 0 13050 9670">
            <text:p/>
          </draw:connector>
          <draw:custom-shape draw:name="Decision 5" draw:style-name="gr26" draw:text-style-name="P12" xml:id="id11" draw:id="id11" draw:layer="layout" svg:width="2.791cm" svg:height="1.478cm" svg:x="6.078cm" svg:y="19.959cm">
            <text:p text:style-name="P11"><text:span text:style-name="T3">Is name and </text:span><text:span text:style-name="T3"><text:line-break/></text:span><text:span text:style-name="T3">last string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Transfer 7" draw:style-name="gr27" draw:text-style-name="P5" draw:layer="layout" svg:width="1.459cm" svg:height="1.465cm" svg:x="8.869cm" svg:y="19.972cm">
            <text:p text:style-name="P4"><text:span text:style-name="T2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Transfer 8" draw:style-name="gr28" draw:text-style-name="P5" draw:layer="layout" svg:width="2.568cm" svg:height="1.465cm" draw:transform="rotate (1.5707963267949) translate (6.731cm 24.005cm)">
            <text:p text:style-name="P4"><text:span text:style-name="T2">YES</text:span></text:p>
            <draw:enhanced-geometry svg:viewBox="0 0 21600 21600" draw:mirror-horizontal="true" draw:mirror-vertical="tru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Decision 6" draw:style-name="gr29" draw:text-style-name="P12" draw:layer="layout" svg:width="4.451cm" svg:height="1.75cm" svg:x="5.238cm" svg:y="24.005cm">
            <text:p text:style-name="P11"><text:span text:style-name="T5">Is</text:span><text:span text:style-name="T5"><text:line-break/></text:span><text:span text:style-name="T5"> name.lower() &gt; last.lower()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Process 5" draw:style-name="gr30" draw:text-style-name="P9" xml:id="id10" draw:id="id10" draw:layer="layout" svg:width="2.217cm" svg:height="1.478cm" svg:x="6.366cm" svg:y="17.696cm">
            <text:p text:style-name="P8"><text:span text:style-name="T1">Set name to</text:span><text:span text:style-name="T1"><text:line-break/></text:span><text:span text:style-name="T1">next name in</text:span><text:span text:style-name="T1"><text:line-break/></text:span><text:span text:style-name="T1">lis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name="Connector 6" draw:style-name="gr31" draw:text-style-name="P10" draw:layer="layout" svg:x1="7.475cm" svg:y1="19.174cm" svg:x2="7.474cm" svg:y2="19.959cm" draw:start-shape="id10" draw:start-glue-point="6" draw:end-shape="id11" draw:end-glue-point="4" svg:d="M7475 19174v393h-1v392" svg:viewBox="0 0 2 786">
            <text:p/>
          </draw:connector>
          <draw:custom-shape draw:name="Transfer 9" draw:style-name="gr32" draw:text-style-name="P5" xml:id="id12" draw:id="id12" draw:layer="layout" svg:width="0.942cm" svg:height="1.465cm" svg:x="9.689cm" svg:y="24.136cm">
            <text:p text:style-name="P4"><text:span text:style-name="T2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Transfer 10" draw:style-name="gr33" draw:text-style-name="P5" draw:layer="layout" svg:width="1.458cm" svg:height="1.465cm" draw:transform="rotate (1.5707963267949) translate (6.731cm 27.229cm)">
            <text:p text:style-name="P4"><text:span text:style-name="T2">YES</text:span></text:p>
            <draw:enhanced-geometry svg:viewBox="0 0 21600 21600" draw:mirror-horizontal="true" draw:mirror-vertical="tru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onnector draw:name="Connector 7" draw:style-name="gr34" draw:text-style-name="P10" draw:layer="layout" draw:line-skew="7.518cm -0.892cm" svg:x1="10.631cm" svg:y1="24.868cm" svg:x2="7.453cm" svg:y2="14.446cm" draw:start-shape="id12" draw:start-glue-point="1" draw:end-shape="id7" draw:end-glue-point="4" svg:d="M10631 24868h7784v-11579h-10962v1157" svg:viewBox="0 0 10963 11580">
            <text:p/>
          </draw:connector>
          <draw:custom-shape draw:name="Process 6" draw:style-name="gr35" draw:text-style-name="P9" xml:id="id13" draw:id="id13" draw:layer="layout" svg:width="2.217cm" svg:height="1.478cm" svg:x="6.362cm" svg:y="27.26cm">
            <text:p text:style-name="P8"><text:span text:style-name="T1">Set last to </text:span><text:span text:style-name="T1"><text:line-break/></text:span><text:span text:style-name="T1">nam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name="Connector 8" draw:style-name="gr36" draw:text-style-name="P10" draw:layer="layout" draw:line-skew="0cm -4.239cm -0.353cm" svg:x1="7.471cm" svg:y1="28.738cm" svg:x2="7.453cm" svg:y2="14.446cm" draw:start-shape="id13" draw:start-glue-point="6" draw:end-shape="id7" draw:end-glue-point="4" svg:d="M7471 28738v266h-2616v-15176h2598v618" svg:viewBox="0 0 2617 15177">
            <text:p/>
          </draw:connector>
          <draw:custom-shape draw:name="Decision 7" draw:style-name="gr37" draw:text-style-name="P12" draw:layer="layout" svg:width="3.125cm" svg:height="1.646cm" svg:x="10.328cm" svg:y="19.878cm">
            <text:p text:style-name="P11"><text:span text:style-name="T3">Is name and </text:span><text:span text:style-name="T3"><text:line-break/></text:span><text:span text:style-name="T3">last not string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Transfer 11" draw:style-name="gr38" draw:text-style-name="P5" draw:layer="layout" svg:width="1.459cm" svg:height="1.465cm" svg:x="13.453cm" svg:y="19.962cm">
            <text:p text:style-name="P4"><text:span text:style-name="T2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Decision 8" draw:style-name="gr39" draw:text-style-name="P12" draw:layer="layout" svg:width="3.167cm" svg:height="1.75cm" svg:x="14.924cm" svg:y="19.814cm">
            <text:p text:style-name="P11"><text:span text:style-name="T5">Is</text:span><text:span text:style-name="T5"><text:line-break/></text:span><text:span text:style-name="T5"> str(name) &gt; str(last)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Transfer 12" draw:style-name="gr40" draw:text-style-name="P5" draw:layer="layout" svg:width="1.458cm" svg:height="1.465cm" draw:transform="rotate (1.5707963267949) translate (11.145cm 22.982cm)">
            <text:p text:style-name="P4"><text:span text:style-name="T2">YES</text:span></text:p>
            <draw:enhanced-geometry svg:viewBox="0 0 21600 21600" draw:mirror-horizontal="true" draw:mirror-vertical="tru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Decision 9" draw:style-name="gr41" draw:text-style-name="P12" draw:layer="layout" svg:width="2.791cm" svg:height="1.478cm" svg:x="10.492cm" svg:y="22.987cm">
            <text:p text:style-name="P11"><text:span text:style-name="T5">Is</text:span><text:span text:style-name="T5"><text:line-break/></text:span><text:span text:style-name="T5"> name &gt; last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Transfer 13" draw:style-name="gr42" draw:text-style-name="P5" draw:layer="layout" svg:width="1.459cm" svg:height="1.465cm" svg:x="13.283cm" svg:y="23cm">
            <text:p text:style-name="P4"><text:span text:style-name="T2">YES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Transfer 14" draw:style-name="gr43" draw:text-style-name="P5" xml:id="id16" draw:id="id16" draw:layer="layout" svg:width="1.458cm" svg:height="1.465cm" draw:transform="rotate (1.5707963267949) translate (11.161cm 25.923cm)">
            <text:p text:style-name="P4"><text:span text:style-name="T2">NO</text:span></text:p>
            <draw:enhanced-geometry svg:viewBox="0 0 21600 21600" draw:mirror-horizontal="true" draw:mirror-vertical="tru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Process 7" draw:style-name="gr44" draw:text-style-name="P9" xml:id="id14" draw:id="id14" draw:layer="layout" svg:width="3.575cm" svg:height="1.739cm" svg:x="14.742cm" svg:y="22.885cm">
            <text:p text:style-name="P8"><text:span text:style-name="T1">Set last to </text:span><text:span text:style-name="T1"><text:line-break/></text:span><text:span text:style-name="T1">nam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Transfer 15" draw:style-name="gr45" draw:text-style-name="P5" draw:layer="layout" svg:width="1.321cm" svg:height="1.465cm" draw:transform="rotate (1.5707963267949) translate (15.787cm 22.882cm)">
            <text:p text:style-name="P4"><text:span text:style-name="T2">YES</text:span></text:p>
            <draw:enhanced-geometry svg:viewBox="0 0 21600 21600" draw:mirror-horizontal="true" draw:mirror-vertical="tru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onnector draw:name="Connector 9" draw:style-name="gr46" draw:text-style-name="P10" xml:id="id17" draw:id="id17" draw:layer="layout" draw:line-skew="2.057cm" svg:x1="16.53cm" svg:y1="24.624cm" svg:x2="7.471cm" svg:y2="29.004cm" draw:start-shape="id14" draw:start-glue-point="6" svg:d="M16530 24624v4380h-9059" svg:viewBox="0 0 9060 4381">
            <text:p/>
          </draw:connector>
          <draw:custom-shape draw:name="Transfer 16" draw:style-name="gr47" draw:text-style-name="P5" xml:id="id15" draw:id="id15" draw:layer="layout" svg:width="0.817cm" svg:height="1.465cm" svg:x="18.091cm" svg:y="19.962cm">
            <text:p text:style-name="P4"><text:span text:style-name="T2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onnector draw:name="Connector 10" draw:style-name="gr48" draw:text-style-name="P10" draw:layer="layout" svg:x1="18.908cm" svg:y1="20.694cm" svg:x2="16.503cm" svg:y2="29.004cm" draw:start-shape="id15" draw:start-glue-point="1" svg:d="M18908 20694h265v8310h-2670" svg:viewBox="0 0 2671 8311">
            <text:p/>
          </draw:connector>
          <draw:connector draw:name="Connector 11" draw:style-name="gr49" draw:text-style-name="P10" draw:layer="layout" draw:line-skew="-0.265cm" svg:x1="11.895cm" svg:y1="25.923cm" svg:x2="12cm" svg:y2="29.004cm" draw:start-shape="id16" draw:start-glue-point="1" draw:end-shape="id17" draw:end-glue-point="0" svg:d="M11895 25923v3081h105" svg:viewBox="0 0 106 3082">
            <text:p/>
          </draw:connector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Vyplnené_20_modré" draw:display-name="Vyplnené modré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Vyplnené_20_zelené" draw:display-name="Vyplnené zelené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Vyplnené_20_červené" draw:display-name="Vyplnené červené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yplnené_20_žlté" draw:display-name="Vyplnené žlté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Ú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29T13:24:04.588029772</meta:creation-date>
    <dc:date>2025-03-01T21:08:53.273246522</dc:date>
    <meta:editing-duration>PT1H9M40S</meta:editing-duration>
    <meta:editing-cycles>16</meta:editing-cycles>
    <meta:generator>LibreOffice/25.2.1.2$Linux_X86_64 LibreOffice_project/520$Build-2</meta:generator>
    <meta:print-date>2024-12-29T16:12:12.125942767</meta:print-date>
    <meta:printed-by>Súbory PDF</meta:printed-by>
    <meta:document-statistic meta:object-count="49"/>
  </office:meta>
</office:document-meta>
</file>